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'Liberation Sans', sans-serif"/>
    <style:font-face style:name="var ff-mono" svg:font-family="'var ff-mon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weight="normal" officeooo:rsid="0022c564" officeooo:paragraph-rsid="0022c564" style:font-weight-asian="normal" style:font-weight-complex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260293"/>
    </style:style>
    <style:style style:name="P3" style:family="paragraph" style:parent-style-name="Standard">
      <style:text-properties officeooo:rsid="001f48e3" officeooo:paragraph-rsid="001f48e3"/>
    </style:style>
    <style:style style:name="P4" style:family="paragraph" style:parent-style-name="Standard">
      <style:text-properties fo:font-weight="bold" officeooo:rsid="001f48e3" officeooo:paragraph-rsid="001f48e3" style:font-weight-asian="bold" style:font-weight-complex="bold"/>
    </style:style>
    <style:style style:name="P5" style:family="paragraph" style:parent-style-name="Standard">
      <style:text-properties fo:font-weight="bold" officeooo:rsid="00207c30" officeooo:paragraph-rsid="00207c30" style:font-weight-asian="bold" style:font-weight-complex="bold"/>
    </style:style>
    <style:style style:name="P6" style:family="paragraph" style:parent-style-name="Standard">
      <style:text-properties fo:font-weight="bold" officeooo:rsid="00207c30" officeooo:paragraph-rsid="002fd8a5" style:font-weight-asian="bold" style:font-weight-complex="bold"/>
    </style:style>
    <style:style style:name="P7" style:family="paragraph" style:parent-style-name="Standard">
      <style:text-properties fo:font-weight="bold" officeooo:rsid="0021c8a8" officeooo:paragraph-rsid="0021c8a8" style:font-weight-asian="bold" style:font-weight-complex="bold"/>
    </style:style>
    <style:style style:name="P8" style:family="paragraph" style:parent-style-name="Standard">
      <style:text-properties fo:font-weight="bold" officeooo:rsid="0021eb3c" officeooo:paragraph-rsid="0021eb3c" style:font-weight-asian="bold" style:font-weight-complex="bold"/>
    </style:style>
    <style:style style:name="P9" style:family="paragraph" style:parent-style-name="Standard">
      <style:text-properties fo:font-weight="bold" officeooo:rsid="0022c564" officeooo:paragraph-rsid="0022c564" style:font-weight-asian="bold" style:font-weight-complex="bold"/>
    </style:style>
    <style:style style:name="P10" style:family="paragraph" style:parent-style-name="Standard">
      <style:text-properties fo:font-weight="bold" officeooo:rsid="0033ecd1" officeooo:paragraph-rsid="0033ecd1" style:font-weight-asian="bold" style:font-weight-complex="bold"/>
    </style:style>
    <style:style style:name="P11" style:family="paragraph" style:parent-style-name="Standard">
      <style:text-properties fo:font-weight="bold" officeooo:rsid="003541c2" officeooo:paragraph-rsid="003541c2" style:font-weight-asian="bold" style:font-weight-complex="bold"/>
    </style:style>
    <style:style style:name="P12" style:family="paragraph" style:parent-style-name="Standard">
      <style:text-properties fo:font-weight="normal" officeooo:rsid="001f48e3" officeooo:paragraph-rsid="001f48e3" style:font-weight-asian="normal" style:font-weight-complex="normal"/>
    </style:style>
    <style:style style:name="P13" style:family="paragraph" style:parent-style-name="Standard">
      <style:text-properties fo:font-weight="normal" officeooo:rsid="00207c30" officeooo:paragraph-rsid="00207c30" style:font-weight-asian="normal" style:font-weight-complex="normal"/>
    </style:style>
    <style:style style:name="P14" style:family="paragraph" style:parent-style-name="Standard">
      <style:text-properties fo:font-weight="normal" officeooo:rsid="0021c8a8" officeooo:paragraph-rsid="0021c8a8" style:font-weight-asian="normal" style:font-weight-complex="normal"/>
    </style:style>
    <style:style style:name="P15" style:family="paragraph" style:parent-style-name="Standard">
      <style:text-properties fo:font-weight="normal" officeooo:rsid="0022c564" officeooo:paragraph-rsid="0022c564" style:font-weight-asian="normal" style:font-weight-complex="normal"/>
    </style:style>
    <style:style style:name="P16" style:family="paragraph" style:parent-style-name="Standard">
      <style:paragraph-properties style:writing-mode="lr-tb"/>
      <style:text-properties fo:font-weight="bold" officeooo:rsid="0028ef03" officeooo:paragraph-rsid="0028ef03" style:font-weight-asian="bold" style:font-weight-complex="bold"/>
    </style:style>
    <style:style style:name="P17" style:family="paragraph" style:parent-style-name="Standard">
      <style:paragraph-properties style:writing-mode="lr-tb"/>
      <style:text-properties fo:font-weight="bold" officeooo:rsid="00207c30" officeooo:paragraph-rsid="002ee1cc" style:font-weight-asian="bold" style:font-weight-complex="bold"/>
    </style:style>
    <style:style style:name="P18" style:family="paragraph" style:parent-style-name="Standard">
      <style:paragraph-properties style:writing-mode="lr-tb"/>
      <style:text-properties fo:font-weight="bold" officeooo:paragraph-rsid="002fa726" style:font-weight-asian="bold" style:font-weight-complex="bold"/>
    </style:style>
    <style:style style:name="P19" style:family="paragraph" style:parent-style-name="Standard">
      <style:paragraph-properties style:writing-mode="lr-tb"/>
      <style:text-properties fo:font-weight="bold" officeooo:rsid="0030118c" officeooo:paragraph-rsid="0030118c" style:font-weight-asian="bold" style:font-weight-complex="bold"/>
    </style:style>
    <style:style style:name="P20" style:family="paragraph" style:parent-style-name="Standard">
      <style:paragraph-properties style:writing-mode="lr-tb"/>
      <style:text-properties fo:font-weight="bold" officeooo:rsid="0030de97" officeooo:paragraph-rsid="0030de97" style:font-weight-asian="bold" style:font-weight-complex="bold"/>
    </style:style>
    <style:style style:name="P21" style:family="paragraph" style:parent-style-name="Standard">
      <style:text-properties fo:font-weight="normal" officeooo:rsid="00207c30" officeooo:paragraph-rsid="00207c30" style:font-weight-asian="normal" style:font-weight-complex="normal"/>
    </style:style>
    <style:style style:name="P22" style:family="paragraph" style:parent-style-name="Standard">
      <style:text-properties fo:font-weight="normal" officeooo:rsid="00289b67" officeooo:paragraph-rsid="00289b67" style:font-weight-asian="normal" style:font-weight-complex="normal"/>
    </style:style>
    <style:style style:name="P23" style:family="paragraph" style:parent-style-name="Standard">
      <style:text-properties fo:font-weight="bold" officeooo:rsid="002d1df5" officeooo:paragraph-rsid="002fd8a5" style:font-weight-asian="bold" style:font-weight-complex="bold"/>
    </style:style>
    <style:style style:name="P24" style:family="paragraph" style:parent-style-name="Standard">
      <style:text-properties fo:font-weight="bold" officeooo:rsid="002d1df5" officeooo:paragraph-rsid="002ee1cc" style:font-weight-asian="bold" style:font-weight-complex="bold"/>
    </style:style>
    <style:style style:name="P25" style:family="paragraph" style:parent-style-name="Standard">
      <style:paragraph-properties style:writing-mode="lr-tb"/>
      <style:text-properties fo:font-weight="bold" officeooo:rsid="002d1df5" officeooo:paragraph-rsid="002ee1cc" style:font-weight-asian="bold" style:font-weight-complex="bold"/>
    </style:style>
    <style:style style:name="P26" style:family="paragraph" style:parent-style-name="Standard">
      <style:paragraph-properties style:writing-mode="lr-tb"/>
      <style:text-properties fo:font-weight="bold" officeooo:rsid="002ee1cc" officeooo:paragraph-rsid="002ee1cc" style:font-weight-asian="bold" style:font-weight-complex="bold"/>
    </style:style>
    <style:style style:name="T1" style:family="text">
      <style:text-properties officeooo:rsid="00207c30"/>
    </style:style>
    <style:style style:name="T2" style:family="text">
      <style:text-properties fo:font-variant="normal" fo:text-transform="none" fo:color="#232629" style:font-name="apple-system" fo:font-size="11.25pt" fo:letter-spacing="normal" fo:font-style="normal"/>
    </style:style>
    <style:style style:name="T3" style:family="text">
      <style:text-properties fo:font-variant="normal" fo:text-transform="none" fo:color="#232629" style:font-name="var ff-mono" fo:font-size="9.75pt" fo:letter-spacing="normal" fo:font-style="normal" fo:font-weight="normal" officeooo:rsid="00260293" loext:padding="0in" loext:border="none"/>
    </style:style>
    <style:style style:name="T4" style:family="text">
      <style:text-properties fo:font-variant="normal" fo:text-transform="none" fo:color="#232629" style:font-name="var ff-mono" fo:font-size="9.75pt" fo:letter-spacing="normal" fo:font-style="normal" loext:padding="0in" loext:border="none"/>
    </style:style>
    <style:style style:name="T5" style:family="text">
      <style:text-properties fo:font-variant="normal" fo:text-transform="none" fo:color="#000000" fo:letter-spacing="normal" fo:font-style="normal"/>
    </style:style>
    <style:style style:name="T6" style:family="text">
      <style:text-properties fo:font-variant="normal" fo:text-transform="none" fo:color="#000000" fo:letter-spacing="normal" fo:font-style="normal" fo:font-weight="normal" officeooo:rsid="003238b5" style:font-weight-asian="normal" style:font-weight-complex="normal"/>
    </style:style>
    <style:style style:name="T7" style:family="text">
      <style:text-properties fo:font-variant="normal" fo:text-transform="none" fo:color="#000000" fo:letter-spacing="normal" fo:font-style="normal" fo:font-weight="normal" officeooo:rsid="0032e15a" style:font-weight-asian="normal" style:font-weight-complex="normal"/>
    </style:style>
    <style:style style:name="T8" style:family="text">
      <style:text-properties fo:font-variant="normal" fo:text-transform="none" fo:color="#000000" fo:letter-spacing="normal" fo:font-style="normal" officeooo:rsid="002fa726"/>
    </style:style>
    <style:style style:name="T9" style:family="text">
      <style:text-properties officeooo:rsid="00289b67"/>
    </style:style>
    <style:style style:name="T10" style:family="text">
      <style:text-properties officeooo:rsid="002ac41f"/>
    </style:style>
    <style:style style:name="T11" style:family="text">
      <style:text-properties officeooo:rsid="002fa726"/>
    </style:style>
    <style:style style:name="T12" style:family="text">
      <style:text-properties officeooo:rsid="0033ecd1"/>
    </style:style>
    <style:style style:name="T13" style:family="text">
      <style:text-properties officeooo:rsid="00376d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utorial on installing xFitter master <text:span text:style-name="T1">on cluster (or other CMSSW architectures)</text:span></text:p>
      <text:p text:style-name="P4">source setup_zlib_gsl.sh<text:span text:style-name="T13">dddddddddddddddddddd</text:span></text:p>
      <text:p text:style-name="P9">add gsl/… to system include path</text:p>
      <text:p text:style-name="P1"><text:span text:style-name="T2">Set </text:span><text:span text:style-name="Source_20_Text"><text:span text:style-name="T4">C_INCLUDE_PATH</text:span></text:span><text:span text:style-name="T2"> for C header files or </text:span><text:span text:style-name="Source_20_Text"><text:span text:style-name="T4">CPLUS_INCLUDE_PATH</text:span></text:span><text:span text:style-name="T2"> for C++ header files or </text:span><text:span text:style-name="Source_20_Text"><text:span text:style-name="T4">CPATH</text:span></text:span><text:span text:style-name="T2"> for both</text:span></text:p>
      <text:p text:style-name="P2"><text:span text:style-name="Source_20_Text"><text:span text:style-name="T3">(export CPATH=/storage/5/home/aalkadhim/cms04/CMSSW_10_2_23/src/gsl-2.7/)</text:span></text:span></text:p>
      <text:p text:style-name="P15"/>
      <text:p text:style-name="P3"><text:tab/><text:tab/>export PATH=$PATH:/storage/5/home/aalkadhim/cms04/CMSSW_10_2_23/src/zlib-1.2.11</text:p>
      <text:p text:style-name="P3">export PATH=$PATH:/storage/5/home/aalkadhim/cms04/CMSSW_10_2_23/src/gsl-2.7</text:p>
      <text:p text:style-name="P3">export LD_LIBRARY_PATH=$LD_LIBRARY_PATH:/storage/5/home/aalkadhim/cms04/CMSSW_10_2_23/src/gsl-2.7</text:p>
      <text:p text:style-name="P10">chmod +x gsl-config </text:p>
      <text:p text:style-name="P4">source setup_openssl.sh</text:p>
      <text:p text:style-name="P12">export PATH=$PATH:/storage/5/home/aalkadhim/cms04/CMSSW_10_2_23/src/openssl-3.0.0</text:p>
      <text:p text:style-name="P12">export LD_LIBRARY_PATH=$LD_LIBRARY_PATH:/storage/5/home/aalkadhim/cms04/CMSSW_10_2_23/src/openssl-3.0.0</text:p>
      <text:p text:style-name="P5">source setup_cmake.sh</text:p>
      <text:p text:style-name="P13">export PATH=$PATH:/storage/5/home/aalkadhim/cms04/CMSSW_10_2_23/src/cmake-3.21.3/bin</text:p>
      <text:p text:style-name="P13">export CMAKE_MODULE_PATH=/storage/5/home/aalkadhim/cms04/CMSSW_10_2_23/src/cmake-3.21.3/Modules</text:p>
      <text:p text:style-name="P13">#export CMAKE_MODULE_PATH=$CMAKE_MODULE_PATH:$PATH</text:p>
      <text:p text:style-name="P13"/>
      <text:p text:style-name="P5">source setup_yaml.sh </text:p>
      <text:p text:style-name="P13"/>
      <text:p text:style-name="P6">source setup.sh </text:p>
      <text:p text:style-name="P23">(this was made by having the install-xfitter script, then</text:p>
      <text:p text:style-name="P24">sed -i 's/std=c++11/std=c++17/g' install-xfitter</text:p>
      <text:p text:style-name="P25">sed -i 's/wget/wget --no-check-certificate/g' install-xfitter </text:p>
      <text:p text:style-name="P18"><text:span text:style-name="T11">sed -i ‘s/</text:span><text:span text:style-name="T5">make -j 9 install/make -j 9/</text:span><text:span text:style-name="T8">g’ install-xfitter</text:span></text:p>
      <text:p text:style-name="P20"><text:span text:style-name="T8">s</text:span><text:span text:style-name="T5">ed -i ‘s/gccv=4.9/gccv=7/g’ install-xfitter </text:span><text:span text:style-name="T7">(this has to be done so that the std=c++17 flag can be recognized by gcc)</text:span></text:p>
      <text:p text:style-name="P19"><text:span text:style-name="T8">c</text:span><text:span text:style-name="T5">omment out all the hathor installation </text:span><text:span text:style-name="T6">(check this, I think hathor will be installed fine if I added LHAPDF/LHAPDF.h to CPATH)</text:span></text:p>
      <text:p text:style-name="P26">chmod +x install-xfitter</text:p>
      <text:p text:style-name="P26">./install-xfitter deps)</text:p>
      <text:p text:style-name="P17"/>
      <text:p text:style-name="P11">chmod +x /path/to/<text:span text:style-name="T12">qcdnum-config</text:span></text:p>
      <text:p text:style-name="P11"/>
      <text:p text:style-name="P16"><text:span text:style-name="T9">s</text:span>ource <text:s/>/cvmfs/cms.cern.ch/slc6_amd64_gcc700/lcg/root/6.12.07-gnimlf7/bin/thisroot.sh</text:p>
      <text:p text:style-name="P22">(same as $ROOTSYS/bin/thisroot.sh)</text:p>
      <text:p text:style-name="P22"/>
      <text:p text:style-name="P7">cd xfitter-master</text:p>
      <text:p text:style-name="P14"/>
      <text:p text:style-name="P7">./make.sh install</text:p>
      <text:p text:style-name="P7"/>
      <text:p text:style-name="P7"><text:soft-page-break/></text:p>
      <text:p text:style-name="P7"><text:span text:style-name="T10">(for fortran (gfortran) ) :</text:span>-std=c++17 -lstdc++</text:p>
      <text:p text:style-name="P7"/>
      <text:p text:style-name="P7"/>
      <text:p text:style-name="P8">change stuff in that file, then run</text:p>
      <text:p text:style-name="P8">./make.sh reconfigure</text:p>
      <text:p text:style-name="P8">./make.sh insta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'Liberation Sans', sans-serif"/>
    <style:font-face style:name="var ff-mono" svg:font-family="'var ff-mon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7T16:11:23.746414684</meta:creation-date>
    <dc:date>2021-10-13T22:28:07.785375026</dc:date>
    <meta:editing-duration>P3DT1H9M10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2" meta:paragraph-count="35" meta:word-count="166" meta:character-count="1911" meta:non-whitespace-character-count="1774"/>
  </office:meta>
</office:document-meta>
</file>